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4" style:family="paragraph" style:parent-style-name="Standard" style:master-page-name="">
      <style:paragraph-properties fo:margin-left="0cm" fo:margin-right="0cm" fo:margin-top="0cm" fo:margin-bottom="0.3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.5pt" fo:font-style="italic" fo:font-weight="bold" style:font-name-asian="Arial1" style:font-size-asian="10.5pt" style:font-style-asian="italic" style:font-weight-asian="bold" style:font-name-complex="Arial1" style:font-size-complex="10.5pt" style:font-style-complex="italic" style:font-weight-complex="bold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7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2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master-page-name="First_20_Page"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8"/>
      <text:p text:style-name="P8"/>
      <text:p text:style-name="P8"/>
      <text:p text:style-name="P13">%=remLineWhenBlank(referenceProcedureComunication, 2)=%</text:p>
      <text:p text:style-name="P8"/>
      <text:p text:style-name="P8"/>
      <text:p text:style-name="P8">%=titreTiers=%,</text:p>
      <text:p text:style-name="P8"/>
      <text:p text:style-name="P8">%=TEXTE_LETTRE=%</text:p>
      <text:p text:style-name="P8"/>
      <text:p text:style-name="P8">%=SALUTATIONS=%</text:p>
      <text:p text:style-name="P8"/>
      <text:p text:style-name="P8"/>
      <text:p text:style-name="P10">%#include <text:s/>signatures/FVE/standard#%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tarSymbol" svg:font-family="Star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MP3" style:family="paragraph" style:parent-style-name="Standard" style:master-page-name="">
      <style:paragraph-properties fo:margin-left="0cm" fo:margin-right="0cm" fo:margin-top="0cm" fo:margin-bottom="0.3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.5pt" fo:font-style="italic" fo:font-weight="bold" style:font-name-asian="Arial1" style:font-size-asian="10.5pt" style:font-style-asian="italic" style:font-weight-asian="bold" style:font-name-complex="Arial1" style:font-size-complex="10.5pt" style:font-style-complex="italic" style:font-weight-complex="bold"/>
    </style:style>
    <style:style style:name="MP4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5" style:family="paragraph" style:parent-style-name="Table_20_Contents">
      <style:text-properties style:font-name="Arial"/>
    </style:style>
    <style:style style:name="MP6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MP7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MP8" style:family="paragraph" style:parent-style-name="Standard" style:master-page-name="First_20_Page">
      <style:paragraph-properties fo:margin-left="0cm" fo:margin-right="0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79cm" fo:margin-bottom="0.847cm" fo:margin-left="2.044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106cm" fo:margin-left="0cm" fo:margin-right="0.002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0.794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82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%=annexe=%</text:p>
        <text:p text:style-name="MP2"/>
        <text:p text:style-name="MP3">%#include <text:s/>footer/footer#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4">%%=TITRE_ANNEXE_COPIE=%</text:p>
            </table:table-cell>
            <table:table-cell table:style-name="annexesCopies.A1" office:value-type="string">
              <text:p text:style-name="MP5"><text:bookmark-start text:name="DDE_LINK"/>%=VALEUR_ANNEXE_COPIE=%<text:bookmark-end text:name="DDE_LINK"/></text:p>
            </table:table-cell>
          </table:table-row>
        </table:table>
        <text:p text:style-name="MP6"/>
      </style:footer-left>
    </style:master-page>
    <style:master-page style:name="First_20_Page" style:display-name="First Page" style:page-layout-name="Mpm2" style:next-style-name="Standard">
      <style:footer>
        <text:p text:style-name="MP7">%=piedPremierePage1=% %=docPageCountPlus(COUNT_ADD)=% %=piedPremierePage2=%</text:p>
        <text:p text:style-name="MP8">%#include <text:s/>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3-12-10T14:05:20.82</dc:date>
    <meta:printed-by>Hervé Périat</meta:printed-by>
    <meta:print-date>2008-10-01T15:11:18</meta:print-date>
    <dc:language>en-US</dc:language>
    <meta:editing-cycles>68</meta:editing-cycles>
    <meta:editing-duration>PT19H25M45S</meta:editing-duration>
    <meta:document-statistic meta:table-count="1" meta:image-count="0" meta:object-count="0" meta:page-count="1" meta:paragraph-count="12" meta:word-count="19" meta:character-count="347"/>
    <meta:user-defined meta:name="Info 1"/>
    <meta:user-defined meta:name="Info 2"/>
    <meta:user-defined meta:name="Info 3"/>
    <meta:user-defined meta:name="Info 4"/>
  </office:meta>
</office:document-meta>
</file>